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minecraft enchantment" svg:font-family="'minecraft enchantment'" style:font-pitch="variable"/>
  </office:font-face-decls>
  <office:automatic-styles>
    <style:style style:name="P1" style:family="paragraph" style:parent-style-name="normal" style:master-page-name="Standard">
      <style:paragraph-properties fo:margin-top="0.278in" fo:margin-bottom="0.0835in" style:contextual-spacing="false" fo:line-height="100%" fo:text-align="center" style:justify-single-word="false" style:page-number="1"/>
      <style:text-properties style:font-name="Kami North"/>
    </style:style>
    <style:style style:name="P2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 fo:font-size="18pt" fo:font-style="italic" officeooo:rsid="00072c93" officeooo:paragraph-rsid="00072c93" style:font-size-asian="18pt" style:font-style-asian="italic" style:font-size-complex="18pt"/>
    </style:style>
    <style:style style:name="P3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/>
    </style:style>
    <style:style style:name="P4" style:family="paragraph" style:parent-style-name="Heading_20_2">
      <style:paragraph-properties fo:text-align="center" style:justify-single-word="false"/>
      <style:text-properties style:font-name="minecraft enchantment" fo:font-style="italic" officeooo:rsid="00072c93" officeooo:paragraph-rsid="00072c93" style:font-style-asian="italic" style:font-style-complex="italic"/>
    </style:style>
    <style:style style:name="P5" style:family="paragraph" style:parent-style-name="Heading_20_2">
      <style:paragraph-properties fo:text-align="justify" style:justify-single-word="false"/>
      <style:text-properties style:font-name="Kami North"/>
    </style:style>
    <style:style style:name="P6" style:family="paragraph" style:parent-style-name="normal">
      <style:paragraph-properties fo:text-align="justify" style:justify-single-word="false"/>
      <style:text-properties style:font-name="minecraft enchantment" fo:font-style="italic" style:font-style-asian="italic"/>
    </style:style>
    <style:style style:name="P7" style:family="paragraph" style:parent-style-name="Heading_20_2">
      <style:paragraph-properties fo:text-align="justify" style:justify-single-word="false"/>
      <style:text-properties style:font-name="Kami North" officeooo:paragraph-rsid="000649e3"/>
    </style:style>
    <style:style style:name="P8" style:family="paragraph" style:parent-style-name="normal">
      <style:paragraph-properties fo:text-align="justify" style:justify-single-word="false"/>
      <style:text-properties style:font-name="minecraft enchantment" fo:font-style="italic" officeooo:paragraph-rsid="000649e3" style:font-style-asian="italic"/>
    </style:style>
    <style:style style:name="P9" style:family="paragraph" style:parent-style-name="Heading_20_2">
      <style:paragraph-properties fo:text-align="justify" style:justify-single-word="false"/>
      <style:text-properties style:font-name="Kami North" officeooo:paragraph-rsid="000777cb"/>
    </style:style>
    <style:style style:name="P10" style:family="paragraph" style:parent-style-name="normal">
      <style:paragraph-properties fo:text-align="justify" style:justify-single-word="false"/>
      <style:text-properties style:font-name="minecraft enchantment" fo:font-style="italic" officeooo:rsid="000649e3" officeooo:paragraph-rsid="000777cb" style:font-style-asian="italic" style:font-style-complex="italic"/>
    </style:style>
    <style:style style:name="P11" style:family="paragraph" style:parent-style-name="normal">
      <style:paragraph-properties fo:text-align="justify" style:justify-single-word="false"/>
      <style:text-properties style:font-name="minecraft enchantment" fo:font-style="italic" officeooo:paragraph-rsid="000777cb" style:font-style-asian="italic"/>
    </style:style>
    <style:style style:name="T1" style:family="text">
      <style:text-properties fo:font-size="36pt" fo:font-weight="bold" officeooo:rsid="00072c93" style:font-size-asian="36pt" style:font-weight-asian="bold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style="italic" style:font-size-asian="36pt" style:font-style-asian="italic" style:font-size-complex="36pt"/>
    </style:style>
    <style:style style:name="T4" style:family="text">
      <style:text-properties fo:font-size="18pt" fo:font-style="italic" officeooo:rsid="00048e31" style:font-size-asian="18pt" style:font-style-asian="italic" style:font-size-complex="18pt"/>
    </style:style>
    <style:style style:name="T5" style:family="text">
      <style:text-properties fo:font-size="18pt" fo:font-style="italic" style:font-size-asian="18pt" style:font-style-asian="italic" style:font-size-complex="18pt"/>
    </style:style>
    <style:style style:name="T6" style:family="text">
      <style:text-properties fo:font-size="18pt" fo:font-style="italic" officeooo:rsid="000649e3" style:font-size-asian="18pt" style:font-style-asian="italic" style:font-size-complex="18pt"/>
    </style:style>
    <style:style style:name="T7" style:family="text">
      <style:text-properties fo:font-size="18pt" fo:font-style="italic" officeooo:rsid="00072c93" style:font-size-asian="18pt" style:font-style-asian="italic" style:font-size-complex="18pt"/>
    </style:style>
    <style:style style:name="T8" style:family="text">
      <style:text-properties officeooo:rsid="00081aaf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officeooo:rsid="00072c93" style:font-style-asian="italic"/>
    </style:style>
    <style:style style:name="T11" style:family="text">
      <style:text-properties fo:font-style="italic" officeooo:rsid="000649e3" style:font-style-asian="italic"/>
    </style:style>
    <style:style style:name="T12" style:family="text">
      <style:text-properties fo:font-style="italic" officeooo:rsid="000649e3" style:font-style-asian="italic" style:font-style-complex="italic"/>
    </style:style>
    <style:style style:name="T13" style:family="text">
      <style:text-properties fo:font-style="italic" officeooo:rsid="00072c93" style:font-style-asian="italic" style:font-style-complex="italic"/>
    </style:style>
    <style:style style:name="T14" style:family="text">
      <style:text-properties officeooo:rsid="000777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aper’s Delight</text:span><text:span text:style-name="T2"> </text:span><text:span text:style-name="T3">Extension</text:span></text:p>
      <text:p text:style-name="P2">A little nudge for the larger Soul powerups</text:p>
      <text:p text:style-name="P3"><text:span text:style-name="T4">(C)</text:span><text:span text:style-name="T5"> </text:span><text:span text:style-name="T6">v </text:span><text:span text:style-name="T7">2.5.2</text:span><text:span text:style-name="T6"><text:tab/></text:span><text:span text:style-name="T5"><text:tab/>Kami North Publishing, LLC.</text:span></text:p>
      <text:p text:style-name="P4">“Kami North jiffehkj oukadw kxhoo xouckx<text:span text:style-name="T8">o</text:span> moucj oloh<text:span text:style-name="T8">o</text:span> tu<text:span text:style-name="T8">o</text:span>. Ak’j weet veh <text:span text:style-name="T8">o</text:span>eih jeic!”</text:p>
      <text:p text:style-name="P5"><text:bookmark text:name="_a9ixwt18jcqq"/>Recipe #1 <text:span text:style-name="T9">(</text:span><text:span text:style-name="T10">5</text:span><text:span text:style-name="T9">-Essence PU</text:span><text:span text:style-name="T11">s</text:span><text:span text:style-name="T9">)</text:span></text:p>
      <text:p text:style-name="P6">“U sahsiak’j ficjo sud walo oloh<text:span text:style-name="T8">o</text:span>edo u cavk...”</text:p>
      <text:p text:style-name="P7"><text:bookmark text:name="_j0kyjadfo9qv"/>Recipe #2</text:p>
      <text:p text:style-name="P8">“...Yet kxuk sahsiak’j ficjo sud rih<text:span text:style-name="T8">o</text:span> oloh<text:span text:style-name="T8">o</text:span>edo ad kxoah whuloj.”</text:p>
      <text:p text:style-name="P5"><text:bookmark text:name="_egoan91hoz4j"/>Recipe #3 </text:p>
      <text:p text:style-name="P6">“kxhenadw suhtj uk ousx ekxoh nacc edc<text:span text:style-name="T8">o</text:span> jfhout kxo vih<text:span text:style-name="T8">o</text:span>...”</text:p>
      <text:p text:style-name="P5"><text:bookmark text:name="_t9gb9vdyug3t"/>Recipe #4</text:p>
      <text:p text:style-name="P6">“...<text:span text:style-name="T8">ook</text:span> ak’j jxesbadwc<text:span text:style-name="T8">o</text:span> ehtohc<text:span text:style-name="T8">o</text:span> veh oloh<text:span text:style-name="T8">o</text:span>edo ke jxuho kxoah suhtj adjkout.”</text:p>
      <text:p text:style-name="P9"><text:bookmark text:name="_w3gwvs50qq2w"/>Recipe #5 <text:span text:style-name="T12">(6-Essence PU</text:span><text:span text:style-name="T13">s</text:span><text:span text:style-name="T12">)</text:span></text:p>
      <text:p text:style-name="P10">“Kxo reacadw jkon ev kxo naksx’j rhon, mudavojkj u voujk veh ucc.”</text:p>
      <text:p text:style-name="P9"><text:bookmark text:name="_w3gwvs50qq2w Copy 1"/>Recipe #<text:span text:style-name="T14">6</text:span></text:p>
      <text:p text:style-name="P11">“Kxuk voujk aj tojkhe<text:span text:style-name="T8">o</text:span>ot, xenoloh, uk kxo tund ev kxo aso uwo.”</text:p>
      <text:p text:style-name="P9"><text:bookmark text:name="_w3gwvs50qq2w Copy 2"/>Recipe #<text:span text:style-name="T14">7</text:span></text:p>
      <text:p text:style-name="P11">“Fouso aj usgiahot nxod xocc vhooqoj eloh.”</text:p>
      <text:p text:style-name="P9"><text:bookmark text:name="_w3gwvs50qq2w Copy 3"/>Recipe #<text:span text:style-name="T14">8</text:span></text:p>
      <text:p text:style-name="P11">“Av oloh0edo nehbj kewokxoh, semmidajm nacc jihoc<text:span text:style-name="T8">o</text:span> fholuac.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minecraft enchantment" svg:font-family="'minecraft enchantme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line-height="100%" fo:text-align="center" style:justify-single-word="false"/>
      <style:text-properties fo:color="#ff0000" loext:opacity="100%" style:font-name="Kami North" fo:font-size="18pt" fo:font-style="italic" style:text-underline-style="solid" style:text-underline-width="auto" style:text-underline-color="font-color" fo:font-weight="bold" officeooo:rsid="00081aaf" officeooo:paragraph-rsid="00081aaf" style:font-size-asian="18pt" style:font-style-asian="italic" style:font-weight-asian="bold" style:font-size-complex="18pt" style:font-weight-complex="bold"/>
    </style:style>
    <style:style style:name="MP2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MT1" style:family="text">
      <style:text-properties fo:font-size="18pt" fo:font-style="italic" officeooo:rsid="00031f25" style:font-size-asian="18pt" style:font-style-asian="italic" style:font-size-complex="18pt"/>
    </style:style>
    <style:style style:name="MT2" style:family="text">
      <style:text-properties fo:font-size="18pt" fo:font-style="italic" style:font-family-asian="'Times New Roman'" style:font-family-generic-asian="system" style:font-pitch-asian="variable" style:font-size-asian="18pt" style:font-style-asian="italic" style:font-family-complex="'Times New Roman'" style:font-family-generic-complex="system" style:font-pitch-complex="variable" style:font-size-complex="18pt"/>
    </style:style>
    <style:style style:name="MT3" style:family="text">
      <style:text-properties fo:font-size="18pt" fo:font-style="italic" officeooo:rsid="00081aaf" style:font-family-asian="'Times New Roman'" style:font-family-generic-asian="system" style:font-pitch-asian="variable" style:font-size-asian="18pt" style:font-style-asian="italic" style:font-family-complex="'Times New Roman'" style:font-family-generic-complex="system" style:font-pitch-complex="variable" style:font-size-complex="18pt"/>
    </style:style>
    <style:style style:name="MT4" style:family="text">
      <style:text-properties fo:font-size="18pt" fo:font-style="italic" officeooo:rsid="0006c0ab" style:font-family-asian="'Times New Roman'" style:font-family-generic-asian="system" style:font-pitch-asian="variable" style:font-size-asian="18pt" style:font-style-asian="italic" style:font-family-complex="'Times New Roman'" style:font-family-generic-complex="system" style:font-pitch-complex="variable" style:font-size-complex="18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113322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113322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113322" draw:opacity="100%"/>
    </style:style>
  </office:automatic-styles>
  <office:master-styles>
    <style:master-page style:name="Standard" style:page-layout-name="Mpm1" draw:style-name="Mdp1">
      <style:header>
        <text:p text:style-name="MP1">PREVIEW COPY</text:p>
        <text:p text:style-name="MP2"><text:span text:style-name="MT1">K</text:span><text:span text:style-name="MT2">ami North Guide Series #</text:span><text:span text:style-name="MT3">3</text:span><text:span text:style-name="MT4">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8T13:59:01.534204361</dc:date>
    <meta:editing-duration>PT36M29S</meta:editing-duration>
    <meta:editing-cycles>7</meta:editing-cycles>
    <meta:generator>LibreOffice/25.2.3.2$Linux_X86_64 LibreOffice_project/520$Build-2</meta:generator>
    <meta:print-date>2026-04-18T13:54:16.708405351</meta:print-date>
    <meta:printed-by>PDF files</meta:printed-by>
    <meta:document-statistic meta:table-count="0" meta:image-count="0" meta:object-count="0" meta:page-count="1" meta:paragraph-count="22" meta:word-count="137" meta:character-count="814" meta:non-whitespace-character-count="697"/>
  </office:meta>
</office:document-meta>
</file>